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8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4" office:value-type="string" calcext:value-type="string">
            <text:p>{}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47" calcext:value-type="float">
            <text:p>147</text:p>
          </table:table-cell>
          <table:table-cell table:style-name="ce81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6" office:value-type="string" calcext:value-type="string">
            <text:p>{2, 3, 4, 6, 8, 12, 23, 24, 46, 69, 92, 138, 184, 276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6" office:value-type="string" calcext:value-type="string">
            <text:p>{2, 3, 4, 6, 12, 43, 86, 129, 172, 258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6" office:value-type="string" calcext:value-type="string">
            <text:p>{3, 13, 39, 169}</text:p>
          </table:table-cell>
          <table:table-cell table:style-name="ce74" office:value-type="float" office:value="126" calcext:value-type="float">
            <text:p>126</text:p>
          </table:table-cell>
          <table:table-cell table:style-name="ce81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6" office:value-type="string" calcext:value-type="string">
            <text:p>{3, 9, 59, 177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6" office:value-type="string" calcext:value-type="string">
            <text:p>{2, 3, 6, 7, 13, 14, 21, 26, 39, 42, 78, 91, 182, 273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8" office:value-type="string" calcext:value-type="string">
            <text:p>{17, 31}</text:p>
          </table:table-cell>
          <table:table-cell table:style-name="ce75" office:value-type="float" office:value="131" calcext:value-type="float">
            <text:p>13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4" office:value-type="string" calcext:value-type="string">
            <text:p>{3, 9, 11, 33, 43, 99, 129, 387, 473, 1419}</text:p>
          </table:table-cell>
          <table:table-cell table:style-name="ce72" office:value-type="float" office:value="1064" calcext:value-type="float">
            <text:p>1064</text:p>
          </table:table-cell>
          <table:table-cell table:style-name="ce79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5"/>
          <table:table-cell table:style-name="ce73" office:value-type="string" calcext:value-type="string">
            <text:p>40.9230769230769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3" office:value-type="string" calcext:value-type="string">
            <text:p>{3, 5, 7, 15, 21, 25, 35, 75, 105, 175}</text:p>
          </table:table-cell>
          <table:table-cell table:style-name="ce71" office:value-type="float" office:value="130" calcext:value-type="float">
            <text:p>130</text:p>
          </table:table-cell>
          <table:table-cell table:style-name="ce78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4" office:value-type="string" calcext:value-type="string">
            <text:p>{2, 4, 139, 278}</text:p>
          </table:table-cell>
          <table:table-cell table:style-name="ce72" office:value-type="float" office:value="141" calcext:value-type="float">
            <text:p>141</text:p>
          </table:table-cell>
          <table:table-cell table:style-name="ce79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6" office:value-type="string" calcext:value-type="string">
            <text:p>{2, 3, 6, 97, 194, 291}</text:p>
          </table:table-cell>
          <table:table-cell table:style-name="ce74" office:value-type="float" office:value="148" calcext:value-type="float">
            <text:p>148</text:p>
          </table:table-cell>
          <table:table-cell table:style-name="ce81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table:number-columns-repeated="4"/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table:number-columns-repeated="4"/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table:number-columns-repeated="4"/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add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table:number-columns-repeated="4"/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table:number-columns-repeated="4"/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table:number-columns-repeated="4"/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table:number-columns-repeated="4"/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8" office:value-type="string" calcext:value-type="string">
            <text:p>{3, 5, 15, 41, 123, 205}</text:p>
          </table:table-cell>
          <table:table-cell table:style-name="ce75" office:value-type="float" office:value="151" calcext:value-type="float">
            <text:p>15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table:number-columns-repeated="4"/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5, 10, 11, 20, 22, 44, 55, 110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table:number-columns-repeated="4"/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/>
          <table:table-cell table:style-name="ce65"/>
          <table:table-cell table:style-name="ce73"/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table:number-columns-repeated="4"/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table:number-columns-repeated="4"/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47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4" office:value-type="string" calcext:value-type="string">
            <text:p>{}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47" calcext:value-type="float">
            <text:p>147</text:p>
          </table:table-cell>
          <table:table-cell table:style-name="ce81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6" office:value-type="string" calcext:value-type="string">
            <text:p>{2, 3, 4, 6, 8, 12, 23, 24, 46, 69, 92, 138, 184, 276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6" office:value-type="string" calcext:value-type="string">
            <text:p>{2, 3, 4, 6, 12, 43, 86, 129, 172, 258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6" office:value-type="string" calcext:value-type="string">
            <text:p>{3, 13, 39, 169}</text:p>
          </table:table-cell>
          <table:table-cell table:style-name="ce74" office:value-type="float" office:value="126" calcext:value-type="float">
            <text:p>126</text:p>
          </table:table-cell>
          <table:table-cell table:style-name="ce81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6" office:value-type="string" calcext:value-type="string">
            <text:p>{3, 9, 59, 177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6" office:value-type="string" calcext:value-type="string">
            <text:p>{2, 3, 6, 7, 13, 14, 21, 26, 39, 42, 78, 91, 182, 273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8" office:value-type="string" calcext:value-type="string">
            <text:p>{17, 31}</text:p>
          </table:table-cell>
          <table:table-cell table:style-name="ce75" office:value-type="float" office:value="131" calcext:value-type="float">
            <text:p>13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4" office:value-type="string" calcext:value-type="string">
            <text:p>{3, 9, 11, 33, 43, 99, 129, 387, 473, 1419}</text:p>
          </table:table-cell>
          <table:table-cell table:style-name="ce72" office:value-type="float" office:value="1064" calcext:value-type="float">
            <text:p>1064</text:p>
          </table:table-cell>
          <table:table-cell table:style-name="ce79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5"/>
          <table:table-cell table:style-name="ce73" office:value-type="string" calcext:value-type="string">
            <text:p>40.9230769230769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3" office:value-type="string" calcext:value-type="string">
            <text:p>{3, 5, 7, 15, 21, 25, 35, 75, 105, 175}</text:p>
          </table:table-cell>
          <table:table-cell table:style-name="ce71" office:value-type="float" office:value="130" calcext:value-type="float">
            <text:p>130</text:p>
          </table:table-cell>
          <table:table-cell table:style-name="ce78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4" office:value-type="string" calcext:value-type="string">
            <text:p>{2, 4, 139, 278}</text:p>
          </table:table-cell>
          <table:table-cell table:style-name="ce72" office:value-type="float" office:value="141" calcext:value-type="float">
            <text:p>141</text:p>
          </table:table-cell>
          <table:table-cell table:style-name="ce79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6" office:value-type="string" calcext:value-type="string">
            <text:p>{2, 3, 6, 97, 194, 291}</text:p>
          </table:table-cell>
          <table:table-cell table:style-name="ce74" office:value-type="float" office:value="148" calcext:value-type="float">
            <text:p>148</text:p>
          </table:table-cell>
          <table:table-cell table:style-name="ce81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table:number-columns-repeated="4"/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table:number-columns-repeated="4"/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table:number-columns-repeated="4"/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add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table:number-columns-repeated="4"/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table:number-columns-repeated="4"/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table:number-columns-repeated="4"/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table:number-columns-repeated="4"/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8" office:value-type="string" calcext:value-type="string">
            <text:p>{3, 5, 15, 41, 123, 205}</text:p>
          </table:table-cell>
          <table:table-cell table:style-name="ce75" office:value-type="float" office:value="151" calcext:value-type="float">
            <text:p>15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table:number-columns-repeated="4"/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5, 10, 11, 20, 22, 44, 55, 110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table:number-columns-repeated="4"/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/>
          <table:table-cell table:style-name="ce65"/>
          <table:table-cell table:style-name="ce73"/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table:number-columns-repeated="4"/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table:number-columns-repeated="4"/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46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prePlate33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Application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#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procedur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ntex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decid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umma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initi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feren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cre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ul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process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o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execu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pac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witch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viron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verify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ul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featur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usiness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eiz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olic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mandatory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o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extra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uthen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devic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cryp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ystem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ecryp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us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pyrigh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offic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a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rel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nso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mak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Gradi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wav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nsmi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interest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i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band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ggreg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reason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Histo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lim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lectr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bit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whol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unci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group_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Fuse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procedure_</text:p>
          </table:table-cell>
          <table:table-cell table:style-name="ce94" office:value-type="string" calcext:value-type="string">
            <text:p>:</text:p>
          </table:table-cell>
          <table:table-cell table:style-name="ce97" office:value-type="string" calcext:value-type="string">
            <text:p>Faith</text:p>
          </table:table-cell>
          <table:table-cell table:style-name="ce101" office:value-type="string" calcext:value-type="string">
            <text:p>Syntax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A#3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ea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nage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i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cur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had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rchitec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odu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haracteris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as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o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rganis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ar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strument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lu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xpre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agil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alis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rea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vers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h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form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oo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rminolog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a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sme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ea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echanis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jec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rpor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he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har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un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a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lativit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wip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cknowledge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igh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chnolog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row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i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in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ccup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k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met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egre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plomac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lo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du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unique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Requirement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decide_</text:p>
          </table:table-cell>
          <table:table-cell table:style-name="ce94" office:value-type="string" calcext:value-type="string">
            <text:p>:</text:p>
          </table:table-cell>
          <table:table-cell table:style-name="ce97" office:value-type="string" calcext:value-type="string">
            <text:p>Friend</text:p>
          </table:table-cell>
          <table:table-cell table:style-name="ce101" office:value-type="string" calcext:value-type="string">
            <text:p>Script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B#2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ee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d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ox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nc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fo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ediu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amespa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iqui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bra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tar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ramewo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rb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latfor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ur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Kern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gues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spla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un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ssembl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oi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bo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rig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nea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ntry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rb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inves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rea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whil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x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intai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og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yp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ent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a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p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ata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ie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to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t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pposit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rv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imila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etwo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i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gin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li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ap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format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Heading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initiat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Torrent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C#3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ew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la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ur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pu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ful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nalogu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erio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ilt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ando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ow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eria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stribu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ry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cor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oo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par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icro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an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atch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ppe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ex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ubmi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hi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re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l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e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ithe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ccomplish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qua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esid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eviou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c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ntinu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Uni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adap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Glob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equen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Virtu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a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ogarith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voi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psul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r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ruc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u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ring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ength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n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ri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nsfor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let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Gross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 table:number-rows-repeated="2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784" meta:object-count="0"/>
    <meta:generator>LibreOfficeDev/6.0.5.2$Linux_X86_64 LibreOffice_project/</meta:generator>
  </office:meta>
</office:document-meta>
</file>